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1.935cm"/>
    </style:style>
    <style:style style:name="Table1.C" style:family="table-column">
      <style:table-column-properties style:column-width="3.68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95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44cm" fo:margin-left="-0.191cm" table:align="left" style:writing-mode="lr-tb"/>
    </style:style>
    <style:style style:name="Table3.A" style:family="table-column">
      <style:table-column-properties style:column-width="2.889cm"/>
    </style:style>
    <style:style style:name="Table3.B" style:family="table-column">
      <style:table-column-properties style:column-width="2.81cm"/>
    </style:style>
    <style:style style:name="Table3.C" style:family="table-column">
      <style:table-column-properties style:column-width="2.503cm"/>
    </style:style>
    <style:style style:name="Table3.E" style:family="table-column">
      <style:table-column-properties style:column-width="2.9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10"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1" style:family="paragraph" style:parent-style-name="Standard">
      <style:paragraph-properties fo:text-align="justify" style:justify-single-word="false"/>
      <style:text-properties style:font-name="Avenir Light" fo:font-size="14pt" style:font-size-asian="14pt" style:font-name-complex="Avenir Light" style:font-size-complex="10pt"/>
    </style:style>
    <style:style style:name="P12" style:family="paragraph" style:parent-style-name="Standard">
      <style:paragraph-properties fo:text-align="justify" style:justify-single-word="false"/>
      <style:text-properties style:font-name="Avenir Light" style:font-name-complex="Avenir Light" style:font-size-complex="11pt"/>
    </style:style>
    <style:style style:name="P13" style:family="paragraph" style:parent-style-name="Standard">
      <style:paragraph-properties fo:text-align="justify" style:justify-single-word="false"/>
      <style:text-properties style:font-name="Avenir Light" officeooo:rsid="00168f7e" style:font-name-complex="Avenir Light" style:font-size-complex="11pt"/>
    </style:style>
    <style:style style:name="P14"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5"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6"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7"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18"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19" style:family="paragraph" style:parent-style-name="Standard">
      <style:paragraph-properties fo:text-align="justify" style:justify-single-word="false"/>
      <style:text-properties style:font-name="Avenir Light" officeooo:rsid="00245dd3" officeooo:paragraph-rsid="00245dd3" style:font-name-complex="Avenir Light" style:font-size-complex="11pt"/>
    </style:style>
    <style:style style:name="P20"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21"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22"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23"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24" style:family="paragraph" style:parent-style-name="Standard">
      <style:paragraph-properties fo:text-align="justify" style:justify-single-word="false"/>
      <style:text-properties style:font-name="Avenir Light" fo:font-size="8pt" style:font-size-asian="8pt" style:font-name-complex="Avenir Light" style:font-size-complex="5pt"/>
    </style:style>
    <style:style style:name="P25"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26"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27"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28" style:family="paragraph" style:parent-style-name="Standard" style:list-style-name="WW8Num3">
      <style:paragraph-properties fo:text-align="justify" style:justify-single-word="false"/>
    </style:style>
    <style:style style:name="P29"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30"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31"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32" style:family="paragraph" style:parent-style-name="Standard">
      <style:paragraph-properties fo:text-align="justify" style:justify-single-word="false"/>
      <style:text-properties style:font-name="Avenir Light" officeooo:rsid="00334549" officeooo:paragraph-rsid="00334549" style:font-name-complex="Avenir Light" style:font-size-complex="11pt"/>
    </style:style>
    <style:style style:name="P33" style:family="paragraph" style:parent-style-name="Standard">
      <style:paragraph-properties fo:text-align="justify" style:justify-single-word="false"/>
      <style:text-properties style:font-name="Avenir Light" officeooo:rsid="00348414" officeooo:paragraph-rsid="00348414" style:font-name-complex="Avenir Light" style:font-size-complex="11pt"/>
    </style:style>
    <style:style style:name="P34" style:family="paragraph" style:parent-style-name="Standard">
      <style:paragraph-properties fo:text-align="justify" style:justify-single-word="false"/>
      <style:text-properties style:font-name="Avenir Light" officeooo:rsid="00367c45" officeooo:paragraph-rsid="00348414" style:font-name-complex="Avenir Light" style:font-size-complex="11pt"/>
    </style:style>
    <style:style style:name="P35" style:family="paragraph" style:parent-style-name="Standard">
      <style:paragraph-properties fo:text-align="justify" style:justify-single-word="false"/>
      <style:text-properties style:font-name="Avenir Light" officeooo:rsid="00367c45" officeooo:paragraph-rsid="00367c45" style:font-name-complex="Avenir Light" style:font-size-complex="11pt"/>
    </style:style>
    <style:style style:name="P36" style:family="paragraph" style:parent-style-name="Standard">
      <style:paragraph-properties fo:text-align="justify" style:justify-single-word="false"/>
      <style:text-properties style:font-name="Avenir Light" officeooo:rsid="0036fafb" officeooo:paragraph-rsid="0036fafb" style:font-name-complex="Avenir Light" style:font-size-complex="11pt"/>
    </style:style>
    <style:style style:name="P37" style:family="paragraph" style:parent-style-name="Standard">
      <style:paragraph-properties fo:text-align="justify" style:justify-single-word="false"/>
      <style:text-properties style:font-name="Avenir Light" officeooo:rsid="0039929b" officeooo:paragraph-rsid="0039929b" style:font-name-complex="Avenir Light" style:font-size-complex="11pt"/>
    </style:style>
    <style:style style:name="P38" style:family="paragraph" style:parent-style-name="Standard">
      <style:paragraph-properties fo:text-align="justify" style:justify-single-word="false"/>
      <style:text-properties style:font-name="Avenir Light" officeooo:rsid="003afebd" officeooo:paragraph-rsid="003afebd" style:font-name-complex="Avenir Light" style:font-size-complex="11pt"/>
    </style:style>
    <style:style style:name="P39" style:family="paragraph" style:parent-style-name="Standard">
      <style:paragraph-properties fo:text-align="justify" style:justify-single-word="false"/>
      <style:text-properties style:use-window-font-color="true" loext:opacity="0%" style:font-name="Avenir Light" fo:font-size="12pt" fo:language="fr" fo:country="FR" officeooo:rsid="0025207f" officeooo:paragraph-rsid="0025207f" style:font-name-asian="Times New Roman" style:font-size-asian="12pt" style:font-name-complex="Avenir Light" style:font-size-complex="11pt" style:language-complex="ar" style:country-complex="SA"/>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T13" style:family="text">
      <style:text-properties officeooo:rsid="0016a29a"/>
    </style:style>
    <style:style style:name="T14" style:family="text">
      <style:text-properties style:use-window-font-color="true" loext:opacity="0%" fo:font-size="12pt" fo:language="fr" fo:country="FR" style:font-name-asian="Times New Roman" style:font-size-asian="12pt" style:language-complex="ar" style:country-complex="SA"/>
    </style:style>
    <style:style style:name="T15" style:family="text">
      <style:text-properties style:use-window-font-color="true" loext:opacity="0%" fo:font-size="12pt" fo:language="fr" fo:country="FR" officeooo:rsid="0020f66c" style:font-name-asian="Times New Roman" style:font-size-asian="12pt" style:language-complex="ar" style:country-complex="SA"/>
    </style:style>
    <style:style style:name="T16" style:family="text">
      <style:text-properties style:use-window-font-color="true" loext:opacity="0%" fo:font-size="12pt" fo:language="fr" fo:country="FR" officeooo:rsid="0022b1be" style:font-name-asian="Times New Roman" style:font-size-asian="12pt" style:language-complex="ar" style:country-complex="SA"/>
    </style:style>
    <style:style style:name="T17" style:family="text">
      <style:text-properties officeooo:rsid="00320cca"/>
    </style:style>
    <style:style style:name="T18" style:family="text">
      <style:text-properties officeooo:rsid="00389abb"/>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15.954cm" draw:visible-area-height="3.331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9950"/><text:bookmark text:name="_1346719014"/><text:bookmark text:name="_134671120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text:style-name="WW8Num3">
        <text:list-item>
          <text:p text:style-name="P28"><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8">mi</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29">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29">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29">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29">Aucun autre mode de remise ne sera accepté, aucun retard ne sera toléré. La date de l'upload/téléversement de votre fichier fait foi.</text:p>
        </text:list-item>
        <text:list-item>
          <text:p text:style-name="P29">Assurez-vous de bien uploader/téléverser votre compte rendu dans la section de votre groupe TP (et non pas dans une section qui concerne un autre groupe)</text:p>
        </text:list-item>
        <text:list-item>
          <text:p text:style-name="P29">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29">Les rapports de projets (contenu et forme) seront soumis à un traitement anti-plagiat en utilisant les outils automatisés de l'université</text:p>
        </text:list-item>
        <text:list-item>
          <text:p text:style-name="P29">Le non respects de ces consignes peut donner lieu à des pénalisations lors de votre évaluation de SAÉ.</text:p>
        </text:list-item>
      </text:list>
      <text:p text:style-name="P9"/>
      <text:p text:style-name="P9"/>
      <text:p text:style-name="P9"/>
      <text:p text:style-name="P9"/>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text:style-name="WW8Num2">
        <text:list-item>
          <text:p text:style-name="P30">L’explication du cahier de charge avec quelques notions techniques </text:p>
        </text:list-item>
        <text:list-item>
          <text:p text:style-name="P30">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m et prénom</text:p>
          </table:table-cell>
          <table:table-cell table:style-name="Table1.A1" office:value-type="string">
            <text:p text:style-name="P12">Numéro </text:p>
            <text:p text:style-name="P12">affecté</text:p>
          </table:table-cell>
          <table:table-cell table:style-name="Table1.A1" office:value-type="string">
            <text:p text:style-name="P12">Demi Groupe TP</text:p>
          </table:table-cell>
        </table:table-row>
        <table:table-row table:style-name="Table1.1">
          <table:table-cell table:style-name="Table1.A1" office:value-type="string">
            <text:p text:style-name="P23">John Paillé</text:p>
          </table:table-cell>
          <table:table-cell table:style-name="Table1.A1" office:value-type="string">
            <text:p text:style-name="P22">1</text:p>
          </table:table-cell>
          <table:table-cell table:style-name="Table1.A1" office:value-type="string">
            <text:p text:style-name="P23">1A1</text:p>
          </table:table-cell>
        </table:table-row>
        <table:table-row table:style-name="Table1.1">
          <table:table-cell table:style-name="Table1.A1" office:value-type="string">
            <text:p text:style-name="P23">Piel Mallet</text:p>
          </table:table-cell>
          <table:table-cell table:style-name="Table1.A1" office:value-type="string">
            <text:p text:style-name="P22">2</text:p>
          </table:table-cell>
          <table:table-cell table:style-name="Table1.A1" office:value-type="string">
            <text:p text:style-name="P23">1A1</text:p>
          </table:table-cell>
        </table:table-row>
        <table:table-row table:style-name="Table1.1">
          <table:table-cell table:style-name="Table1.A1" office:value-type="string">
            <text:p text:style-name="P23">Enzo Vivion-Michaud</text:p>
          </table:table-cell>
          <table:table-cell table:style-name="Table1.A1" office:value-type="string">
            <text:p text:style-name="P22">3</text:p>
          </table:table-cell>
          <table:table-cell table:style-name="Table1.A1" office:value-type="string">
            <text:p text:style-name="P23">1A1</text:p>
          </table:table-cell>
        </table:table-row>
        <table:table-row table:style-name="Table1.1">
          <table:table-cell table:style-name="Table1.A1" office:value-type="string">
            <text:p text:style-name="P23">Célestin Besson</text:p>
          </table:table-cell>
          <table:table-cell table:style-name="Table1.A1" office:value-type="string">
            <text:p text:style-name="P22">4</text:p>
          </table:table-cell>
          <table:table-cell table:style-name="Table1.A1" office:value-type="string">
            <text:p text:style-name="P23">1A1</text:p>
          </table:table-cell>
        </table:table-row>
      </table:table>
      <text:p text:style-name="P12"/>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text:span><text:span text:style-name="T4">ud</text:span></text:p>
      <text:p text:style-name="P7"/>
      <text:p text:style-name="P3"><text:span text:style-name="T9">État de Pré</text:span><text:span text:style-name="T10">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row table:style-name="Table2.1">
          <table:table-cell table:style-name="Table2.A1" office:value-type="string">
            <text:p text:style-name="P12">#<text:span text:style-name="T12">Étudiant</text:span></text:p>
          </table:table-cell>
          <table:table-cell table:style-name="Table2.A1" office:value-type="string">
            <text:p text:style-name="P12">Séance 1</text:p>
          </table:table-cell>
          <table:table-cell table:style-name="Table2.A1" office:value-type="string">
            <text:p text:style-name="P12">Séance 2</text:p>
          </table:table-cell>
          <table:table-cell table:style-name="Table2.A1" office:value-type="string">
            <text:p text:style-name="P12">Séance 3</text:p>
          </table:table-cell>
          <table:table-cell table:style-name="Table2.A1" office:value-type="string">
            <text:p text:style-name="P12">Séance 4</text:p>
          </table:table-cell>
          <table:table-cell table:style-name="Table2.A1" office:value-type="string">
            <text:p text:style-name="P12">Séance 5</text:p>
          </table:table-cell>
        </table:table-row>
        <table:table-row table:style-name="Table2.1">
          <table:table-cell table:style-name="Table2.A1" office:value-type="string">
            <text:p text:style-name="P12">1</text:p>
          </table:table-cell>
          <table:table-cell table:style-name="Table2.A1" office:value-type="string">
            <text:p text:style-name="P14">Présen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2</text:p>
          </table:table-cell>
          <table:table-cell table:style-name="Table2.A1" office:value-type="string">
            <text:p text:style-name="P14">Présen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3</text:p>
          </table:table-cell>
          <table:table-cell table:style-name="Table2.A1" office:value-type="string">
            <text:p text:style-name="P14">Présen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4</text:p>
          </table:table-cell>
          <table:table-cell table:style-name="Table2.A1" office:value-type="string">
            <text:p text:style-name="P14">Présen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2"/>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12">#Étudiant</text:p>
          </table:table-cell>
          <table:table-cell table:style-name="Table3.A1" office:value-type="string">
            <text:p text:style-name="P12">Séance 6</text:p>
          </table:table-cell>
          <table:table-cell table:style-name="Table3.A1" office:value-type="string">
            <text:p text:style-name="P12">Séance 7</text:p>
          </table:table-cell>
          <table:table-cell table:style-name="Table3.A1" office:value-type="string">
            <text:p text:style-name="P12">Séance 8</text:p>
          </table:table-cell>
          <table:table-cell table:style-name="Table3.A1" office:value-type="string">
            <text:p text:style-name="P12">Séance 9</text:p>
          </table:table-cell>
        </table:table-row>
        <table:table-row table:style-name="Table3.1">
          <table:table-cell table:style-name="Table3.A1" office:value-type="string">
            <text:p text:style-name="P12">1</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2</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3</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4</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12"><text:soft-page-break/></text:p>
      <text:p text:style-name="P12"/>
      <text:p text:style-name="P6">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27">Résumé des taches effectuées :</text:p>
            <text:p text:style-name="P12">- M<text:span text:style-name="T13">ise en place du groupe ainsi que le début de l’ogranisation par rapport au projet de la SAE. </text:span></text:p>
            <text:p text:style-name="P15">- La maquette Figma pour le design du site a été commencée. </text:p>
            <text:p text:style-name="P15">- Création d’un répo github pour pouvoir mettre en commun nos fichiers.</text:p>
            <text:p text:style-name="P16">- Le logo du site a été trouvé et le slogan du site est en reflexion. </text:p>
            <text:p text:style-name="P17">- Lecture du cahier de charges ainsi que les documents TD et TP.</text:p>
            <text:p text:style-name="P17">- Utilisation de GanttProject pour faire le diagramme de Gantt.</text:p>
            <text:p text:style-name="P17">- Création de la VM qui va servir <text:span text:style-name="T14">pour pouvoir déployer le site.</text:span></text:p>
            <text:p text:style-name="P18"><text:span text:style-name="T16">- Utilisation de </text:span><text:span text:style-name="T14">Visual Paradigm pour pouvoir réaliser </text:span><text:span text:style-name="T15">le schéma relationnel de la BDD.</text:span></text:p>
            <text:p text:style-name="P39">- Création d’un fichier de partage entre la VM et Windows sur les machines de l’IUT.</text:p>
            <text:p text:style-name="P22"/>
            <text:p text:style-name="P22"/>
            <text:p text:style-name="P22"/>
          </table:table-cell>
        </table:table-row>
        <table:table-row table:style-name="Table4.1">
          <table:table-cell table:style-name="Table4.A1" office:value-type="string">
            <text:p text:style-name="P27">Résumé des taches identifiées pour la séance suivante :</text:p>
            <text:p text:style-name="P20">- <text:span text:style-name="T17">Commencer le TP</text:span></text:p>
            <text:p text:style-name="P21">- Finir la maquette du site.</text:p>
            <text:p text:style-name="P21">- Finir le diagramme de la BDD.</text:p>
            <text:p text:style-name="P22"/>
            <text:p text:style-name="P22"/>
            <text:p text:style-name="P10"/>
            <text:p text:style-name="P22"/>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27">Résumé des taches effectuées :</text:p>
            <text:p text:style-name="P32">Énorme avancée de la programmation du site avec notamment la programmation de la fonction de connexion et d’inscription sur le site. Ces fonctions de connexion et d’inscription sont réalisés avec la base de données ce qui fait que nous avons réalisé une des deux manières de se connecter au site, c’est-à-dire avec la base de données. Il nous manquera plus que coder une autre fonction de connexion mais cette fois-ci avec le serveur Apache. </text:p>
            <text:p text:style-name="P12"/>
            <text:p text:style-name="P33">La programmation de la gestion des projets à également été finie : sur le site il est possible de créer un projet, de le modifier et de le supprimer. </text:p>
            <text:p text:style-name="P34"/>
            <text:p text:style-name="P35">Il est maintenant possible de créer un kanban. Une fois le codage des kanbans terminé on pourra gérer les différentes activités au sein du projet : activité pas commencée, activité en cours et activité terminée et pouvoir assigner les membres aux différentes activités. <text:span text:style-name="T18">Il sera également </text:span><text:soft-page-break/><text:span text:style-name="T18">possible de rajouter des notes, références, infos supplémentaires qui pourront servir dans le projet.</text:span></text:p>
            <text:p text:style-name="P35"/>
            <text:p text:style-name="P36">Il est également possible de rajouter <text:span text:style-name="T18">et de supprimer </text:span>des membres au sein du projet qui pourront ensuite une fois le codage terminé, se voir assigner différentes tâches à accomplir.</text:p>
            <text:p text:style-name="P12"/>
            <text:p text:style-name="P37">La maquette de la BDD a également <text:s/>été terminée. </text:p>
            <text:p text:style-name="P37"/>
            <text:p text:style-name="P38">Il y a eu quelques ajouts sur la maquette du site mais elle n’a pas encore été terminée.</text:p>
            <text:p text:style-name="P22"/>
          </table:table-cell>
        </table:table-row>
        <table:table-row table:style-name="Table4.1">
          <table:table-cell table:style-name="Table4.A1" office:value-type="string">
            <text:p text:style-name="P27">Résumé des taches identifiées pour la séance suivante :</text:p>
            <text:p text:style-name="P37">- Faire le TP de con !!! </text:p>
            <text:p text:style-name="P37">- Finir la maquette du site.</text:p>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27">Résumé des taches effectuées :</text:p>
            <text:p text:style-name="P12"/>
            <text:p text:style-name="P12"/>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22"/>
            <text:p text:style-name="P11"/>
            <text:p text:style-name="P24"/>
            <text:p text:style-name="P25"/>
          </table:table-cell>
        </table:table-row>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27">Résumé des taches effectuées :</text:p>
            <text:p text:style-name="P12"><text:soft-page-break/></text:p>
            <text:p text:style-name="P12"/>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27">Résumé des taches effectuées :</text:p>
            <text:p text:style-name="P12"/>
            <text:p text:style-name="P12"/>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27">Résumé des taches effectuées :</text:p>
            <text:p text:style-name="P12"/>
            <text:p text:style-name="P12"><text:soft-page-break/></text:p>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12"/>
            <text:p text:style-name="P22"/>
            <text:p text:style-name="P22"/>
            <text:p text:style-name="P22"/>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27">Résumé des taches effectuées :</text:p>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7">Séance 8 (encadrée)</text:p>
          </table:table-cell>
        </table:table-row>
        <text:soft-page-break/>
        <table:table-row table:style-name="Table4.1">
          <table:table-cell table:style-name="Table4.A1" office:value-type="string">
            <text:p text:style-name="P27">Résumé des taches effectuées :</text:p>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7">Séance 9 (encadrée)</text:p>
          </table:table-cell>
        </table:table-row>
        <table:table-row table:style-name="Table4.1">
          <table:table-cell table:style-name="Table4.A1" office:value-type="string">
            <text:p text:style-name="P27">Résumé des taches effectuées :</text:p>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9"/>
          </table:table-cell>
        </table:table-row>
      </table:table>
      <text:p text:style-name="P2"><text:bookmark text:name="_PictureBull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loext:hyphenation-no-last-word="false" loext:hyphenation-word-char-count="no-limit" loext:hyphenation-zone="no-limit"/>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loext:hyphenation-no-last-word="false" loext:hyphenation-word-char-count="no-limit" loext:hyphenation-zone="no-limit"/>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loext:hyphenation-no-last-word="false" loext:hyphenation-word-char-count="no-limit" loext:hyphenation-zone="no-limit"/>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7</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dc:description/>
    <meta:initial-creator>Tayeb LEMLOUMA</meta:initial-creator>
    <meta:creation-date>2023-05-21T20:29:00</meta:creation-date>
    <dc:date>2024-05-22T15:31:50.544000000</dc:date>
    <meta:print-date>2023-05-21T20:29:00</meta:print-date>
    <meta:editing-cycles>36</meta:editing-cycles>
    <meta:editing-duration>PT2H33M18S</meta:editing-duration>
    <meta:generator>LibreOffice/7.6.2.1$Windows_X86_64 LibreOffice_project/56f7684011345957bbf33a7ee678afaf4d2ba333</meta:generator>
    <meta:document-statistic meta:table-count="4" meta:image-count="0" meta:object-count="1" meta:page-count="7" meta:paragraph-count="114" meta:word-count="1284" meta:character-count="7411" meta:non-whitespace-character-count="6232"/>
  </office:meta>
</office:document-meta>
</file>